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isture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Mearns</meta:initial-creator>
    <meta:creation-date>2017-10-11T18:41:26.277000000</meta:creation-date>
    <dc:date>2017-10-11T19:02:41.356000000</dc:date>
    <dc:creator>Ben Mearns</dc:creator>
    <meta:editing-duration>PT14S</meta:editing-duration>
    <meta:editing-cycles>1</meta:editing-cycles>
    <meta:document-statistic meta:table-count="1" meta:cell-count="24" meta:object-count="0"/>
    <meta:generator>LibreOffice/5.4.2.2$Windows_X86_64 LibreOffice_project/22b09f6418e8c2d508a9eaf86b2399209b0990f4</meta:generator>
  </office:meta>
</office:document-meta>
</file>